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D2000003F6FA44C61E698205CF.png" manifest:media-type="image/png"/>
  <manifest:file-entry manifest:full-path="Pictures/100000000000037700000344CCEE3864B50904E4.png" manifest:media-type="image/png"/>
  <manifest:file-entry manifest:full-path="Pictures/10000000000005190000022066850B6F543507F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/>
  </office:font-face-decls>
  <office:automatic-styles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155cm" svg:y="0.099cm" svg:width="17cm" svg:height="13.968cm" draw:z-index="0"><draw:image xlink:href="Pictures/10000000000004D2000003F6FA44C61E698205CF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2" text:anchor-type="char" svg:x="0.332cm" svg:y="0.118cm" svg:width="17cm" svg:height="16.021cm" draw:z-index="1"><draw:image xlink:href="Pictures/100000000000037700000344CCEE3864B50904E4.png" xlink:type="simple" xlink:show="embed" xlink:actuate="onLoad" draw:mime-type="image/png"/></draw:frame><text:soft-page-break/></text:p>
      <text:p text:style-name="Standard"/>
      <text:p text:style-name="Standard"><draw:frame draw:style-name="fr1" draw:name="Image3" text:anchor-type="char" svg:x="0cm" svg:y="0.199cm" svg:width="17cm" svg:height="7.086cm" draw:z-index="2"><draw:image xlink:href="Pictures/10000000000005190000022066850B6F543507F3.png" xlink:type="simple" xlink:show="embed" xlink:actuate="onLoad" draw:mime-type="image/png"/></draw:frame></text:p>
      <text:p text:style-name="Standard"/>
      <text:p text:style-name="Standard"><text:soft-page-break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Segoe UI" fo:font-size="12pt" fo:language="nl" fo:country="B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Segoe UI" fo:font-size="12pt" fo:language="nl" fo:country="B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Segoe UI" fo:font-family="'Segoe UI'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Segoe UI" fo:font-family="'Segoe UI'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Segoe UI" fo:font-family="'Segoe UI'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egoe UI" fo:font-family="'Segoe UI'" style:font-size-asian="12pt" style:font-name-complex="Arial" style:font-family-complex="Arial" style:font-family-generic-complex="swiss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7T07:03:37.342000000</meta:creation-date>
    <dc:date>2024-09-17T07:07:25.348000000</dc:date>
    <meta:editing-duration>PT3M48S</meta:editing-duration>
    <meta:editing-cycles>1</meta:editing-cycles>
    <meta:generator>LibreOffice/7.6.2.1$Windows_X86_64 LibreOffice_project/56f7684011345957bbf33a7ee678afaf4d2ba333</meta:generator>
    <meta:document-statistic meta:table-count="0" meta:image-count="3" meta:object-count="0" meta:page-count="3" meta:paragraph-count="0" meta:word-count="0" meta:character-count="0" meta:non-whitespace-character-count="0"/>
  </office:meta>
</office:document-meta>
</file>